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6baa6" officeooo:paragraph-rsid="0016baa6"/>
    </style:style>
    <style:style style:name="P2" style:family="paragraph" style:parent-style-name="Text_20_body">
      <style:text-properties fo:font-weight="bold" officeooo:rsid="0016baa6" officeooo:paragraph-rsid="0016baa6" style:font-weight-asian="bold" style:font-weight-complex="bold"/>
    </style:style>
    <style:style style:name="P3" style:family="paragraph" style:parent-style-name="Text_20_body">
      <style:text-properties fo:font-weight="normal" officeooo:rsid="00186fce" officeooo:paragraph-rsid="00186fc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te Queso Dip</text:p>
      <text:p text:style-name="P2">Course; <text:span text:style-name="T1">Appraiser </text:span>Cuisine; <text:span text:style-name="T1"><text:s/>Mexican </text:span>Prep Time;<text:span text:style-name="T1"> 5 min </text:span>Cook Time;<text:span text:style-name="T1"> 10 min </text:span><text:s/>Serves;<text:span text:style-name="T1"> 8</text:span></text:p>
      <text:p text:style-name="P3">Texas Roadhouse Baked Potatoes</text:p>
      <text:p text:style-name="P3">peanut butter choc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8:13:53.072711500</meta:creation-date>
    <dc:date>2025-10-21T21:44:39.734485500</dc:date>
    <meta:editing-duration>PT1H9M18S</meta:editing-duration>
    <meta:editing-cycles>1</meta:editing-cycles>
    <meta:document-statistic meta:table-count="0" meta:image-count="0" meta:object-count="0" meta:page-count="1" meta:paragraph-count="4" meta:word-count="24" meta:character-count="145" meta:non-whitespace-character-count="123"/>
    <meta:generator>LibreOffice/25.8.2.2$Windows_X86_64 LibreOffice_project/d401f2107ccab8f924a8e2df40f573aab7605b6f</meta:generator>
  </office:meta>
</office:document-meta>
</file>